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2.29cm" fo:min-width="5.215cm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2.29cm" fo:min-width="6.866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715cm" svg:height="2.54cm" svg:x="2.651cm" svg:y="6.461cm">
          <text:p text:style-name="P1">Jenkins Contain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715cm" svg:height="2.54cm" svg:x="9.509cm" svg:y="1.635cm">
          <text:p text:style-name="P1">Docker engin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09cm" svg:y1="2.905cm" svg:x2="5.508cm" svg:y2="6.461cm" draw:start-shape="id1" draw:start-glue-point="3" draw:end-shape="id2" draw:end-glue-point="0" svg:d="M9509 2905l-4001 3556" svg:viewBox="0 0 4002 3557">
          <text:p/>
        </draw:connector>
        <draw:frame draw:style-name="gr3" draw:text-style-name="P3" draw:layer="layout" svg:width="2.54cm" svg:height="0.962cm" svg:x="5.445cm" svg:y="3.286cm">
          <draw:text-box>
            <text:p>Create</text:p>
          </draw:text-box>
        </draw:frame>
        <draw:connector draw:style-name="gr2" draw:text-style-name="P1" draw:layer="layout" draw:type="line" svg:x1="8.366cm" svg:y1="7.731cm" svg:x2="12.366cm" svg:y2="4.175cm" draw:start-shape="id2" draw:start-glue-point="1" draw:end-shape="id1" draw:end-glue-point="2" svg:d="M8366 7731l4000-3556" svg:viewBox="0 0 4001 3557">
          <text:p/>
        </draw:connector>
        <draw:frame draw:style-name="gr4" draw:text-style-name="P3" draw:layer="layout" svg:width="8.255cm" svg:height="2.384cm" svg:x="10.271cm" svg:y="6.334cm">
          <draw:text-box>
            <text:p>Request the creation of the application and testing environment</text:p>
          </draw:text-box>
        </draw:frame>
        <draw:custom-shape draw:style-name="gr5" draw:text-style-name="P2" xml:id="id3" draw:id="id3" draw:layer="layout" svg:width="7.366cm" svg:height="2.54cm" svg:x="18.78cm" svg:y="4.302cm">
          <text:p text:style-name="P1">App and Test Contain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224cm" svg:y1="2.905cm" svg:x2="18.78cm" svg:y2="5.572cm" draw:start-shape="id1" draw:start-glue-point="1" draw:end-shape="id3" svg:d="M15224 2905l3556 2667" svg:viewBox="0 0 3557 2668">
          <text:p/>
        </draw:connector>
        <draw:connector draw:style-name="gr2" draw:text-style-name="P1" draw:layer="layout" draw:type="curve" svg:x1="22.463cm" svg:y1="6.842cm" svg:x2="5.508cm" svg:y2="9.001cm" draw:start-shape="id3" draw:start-glue-point="2" draw:end-shape="id2" draw:end-glue-point="2" svg:d="M22463 6842c0 3990-16955 2910-16955 2159" svg:viewBox="0 0 16956 2883">
          <text:p/>
        </draw:connector>
        <draw:frame draw:style-name="gr6" draw:text-style-name="P3" draw:layer="layout" svg:width="8.763cm" svg:height="1.673cm" svg:x="15.351cm" svg:y="10.122cm">
          <draw:text-box>
            <text:p>Run tests and stream console output and exit code</text:p>
          </draw:text-box>
        </draw:frame>
        <draw:frame draw:style-name="gr7" draw:text-style-name="P3" draw:layer="layout" svg:width="5.842cm" svg:height="1.673cm" svg:x="16.748cm" svg:y="2.016cm">
          <draw:text-box>
            <text:p>Create in answer to the request</text:p>
          </draw:text-box>
        </draw:frame>
        <draw:frame draw:style-name="gr8" draw:text-style-name="P3" draw:layer="layout" svg:width="0.762cm" svg:height="1.016cm" svg:x="8.493cm" svg:y="2.27cm">
          <draw:text-box>
            <text:p>1</text:p>
          </draw:text-box>
        </draw:frame>
        <draw:frame draw:style-name="gr8" draw:text-style-name="P3" draw:layer="layout" svg:width="0.762cm" svg:height="1.016cm" svg:x="8.62cm" svg:y="6.08cm">
          <draw:text-box>
            <text:p>2</text:p>
          </draw:text-box>
        </draw:frame>
        <draw:frame draw:style-name="gr8" draw:text-style-name="P3" draw:layer="layout" svg:width="0.762cm" svg:height="1.016cm" svg:x="15.351cm" svg:y="2.143cm">
          <draw:text-box>
            <text:p>3</text:p>
          </draw:text-box>
        </draw:frame>
        <draw:frame draw:style-name="gr8" draw:text-style-name="P3" draw:layer="layout" svg:width="0.762cm" svg:height="1.016cm" svg:x="21.447cm" svg:y="6.842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856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1T16:41:42.998728675</meta:creation-date>
    <dc:date>2015-07-31T17:10:47.371895093</dc:date>
    <meta:editing-duration>PT29M4S</meta:editing-duration>
    <meta:editing-cycles>3</meta:editing-cycles>
    <meta:generator>LibreOffice/4.4.4.3$Linux_X86_64 LibreOffice_project/40m0$Build-3</meta:generator>
    <meta:document-statistic meta:object-count="15"/>
  </office:meta>
</office:document-meta>
</file>